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8">
            <text:p>B-1958</text:p>
          </table:table-cell>
          <table:table-cell office:value-type="float" office:value="37.35">
            <text:p>37.35</text:p>
          </table:table-cell>
          <table:table-cell office:value-type="float" office:value="-75.81">
            <text:p>-75.81</text:p>
          </table:table-cell>
          <table:table-cell office:value-type="float" office:value="610.0">
            <text:p>610.0</text:p>
          </table:table-cell>
          <table:table-cell office:value-type="float" office:value="70.0">
            <text:p>7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.5415">
            <text:p>-1.54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W-4788">
            <text:p>W-4788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2200.0">
            <text:p>2200.0</text:p>
          </table:table-cell>
          <table:table-cell office:value-type="float" office:value="80.0">
            <text:p>80.0</text:p>
          </table:table-cell>
          <table:table-cell office:value-type="string" office:value="Juncus peat">
            <text:p>Junc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65">
            <text:p>-2.865</text:p>
          </table:table-cell>
          <table:table-cell office:value-type="float" office:value="0.4671">
            <text:p>0.4671</text:p>
          </table:table-cell>
          <table:table-cell office:value-type="float" office:value="0.4671">
            <text:p>0.4671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W-4792">
            <text:p>W-4792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600.0">
            <text:p>600.0</text:p>
          </table:table-cell>
          <table:table-cell office:value-type="float" office:value="60.0">
            <text:p>6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.5715">
            <text:p>-2.57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GrN-16341">
            <text:p>GrN-16341</text:p>
          </table:table-cell>
          <table:table-cell office:value-type="float" office:value="37.622">
            <text:p>37.622</text:p>
          </table:table-cell>
          <table:table-cell office:value-type="float" office:value="-75.678">
            <text:p>-75.678</text:p>
          </table:table-cell>
          <table:table-cell office:value-type="float" office:value="4470.0">
            <text:p>4470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455">
            <text:p>-8.455</text:p>
          </table:table-cell>
          <table:table-cell office:value-type="float" office:value="0.4667">
            <text:p>0.4667</text:p>
          </table:table-cell>
          <table:table-cell office:value-type="float" office:value="0.4667">
            <text:p>0.4667</text:p>
          </table:table-cell>
          <table:table-cell office:value-type="string" office:value="vandePlassche1990,EngelhartHorton2012">
            <text:p>vandePlassche1990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59">
            <text:p>B-2659</text:p>
          </table:table-cell>
          <table:table-cell office:value-type="float" office:value="37.81">
            <text:p>37.81</text:p>
          </table:table-cell>
          <table:table-cell office:value-type="float" office:value="-75.52">
            <text:p>-75.52</text:p>
          </table:table-cell>
          <table:table-cell office:value-type="float" office:value="650.0">
            <text:p>65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1">
            <text:p>-1.11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0">
            <text:p>B-2660</text:p>
          </table:table-cell>
          <table:table-cell office:value-type="float" office:value="37.81">
            <text:p>37.81</text:p>
          </table:table-cell>
          <table:table-cell office:value-type="float" office:value="-75.52">
            <text:p>-75.52</text:p>
          </table:table-cell>
          <table:table-cell office:value-type="float" office:value="700.0">
            <text:p>70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w-2">
            <text:p>qw-2</text:p>
          </table:table-cell>
          <table:table-cell office:value-type="float" office:value="37.162">
            <text:p>37.162</text:p>
          </table:table-cell>
          <table:table-cell office:value-type="float" office:value="-75.98">
            <text:p>-75.98</text:p>
          </table:table-cell>
          <table:table-cell office:value-type="float" office:value="38900.0">
            <text:p>38900.0</text:p>
          </table:table-cell>
          <table:table-cell office:value-type="float" office:value="5500.0">
            <text:p>55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9">
            <text:p>1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2">
            <text:p>B-1952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4620.0">
            <text:p>4620.0</text:p>
          </table:table-cell>
          <table:table-cell office:value-type="float" office:value="80.0">
            <text:p>80.0</text:p>
          </table:table-cell>
          <table:table-cell office:value-type="string" office:value="Juncus peat">
            <text:p>Junc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015">
            <text:p>-7.015</text:p>
          </table:table-cell>
          <table:table-cell office:value-type="float" office:value="0.4663">
            <text:p>0.4663</text:p>
          </table:table-cell>
          <table:table-cell office:value-type="float" office:value="0.4663">
            <text:p>0.4663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GrN-16340">
            <text:p>GrN-16340</text:p>
          </table:table-cell>
          <table:table-cell office:value-type="float" office:value="37.622">
            <text:p>37.622</text:p>
          </table:table-cell>
          <table:table-cell office:value-type="float" office:value="-75.678">
            <text:p>-75.678</text:p>
          </table:table-cell>
          <table:table-cell office:value-type="float" office:value="4445.0">
            <text:p>4445.0</text:p>
          </table:table-cell>
          <table:table-cell office:value-type="float" office:value="40.0">
            <text:p>4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415">
            <text:p>-8.415</text:p>
          </table:table-cell>
          <table:table-cell office:value-type="float" office:value="0.4667">
            <text:p>0.4667</text:p>
          </table:table-cell>
          <table:table-cell office:value-type="float" office:value="0.4667">
            <text:p>0.4667</text:p>
          </table:table-cell>
          <table:table-cell office:value-type="string" office:value="vandePlassche1990,EngelhartHorton2012">
            <text:p>vandePlassche1990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4">
            <text:p>B-2664</text:p>
          </table:table-cell>
          <table:table-cell office:value-type="float" office:value="37.43">
            <text:p>37.43</text:p>
          </table:table-cell>
          <table:table-cell office:value-type="float" office:value="-75.76">
            <text:p>-75.76</text:p>
          </table:table-cell>
          <table:table-cell office:value-type="float" office:value="450.0">
            <text:p>450.0</text:p>
          </table:table-cell>
          <table:table-cell office:value-type="float" office:value="50.0">
            <text:p>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.3015">
            <text:p>-1.30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GrN-16339">
            <text:p>GrN-16339</text:p>
          </table:table-cell>
          <table:table-cell office:value-type="float" office:value="37.622">
            <text:p>37.622</text:p>
          </table:table-cell>
          <table:table-cell office:value-type="float" office:value="-75.678">
            <text:p>-75.678</text:p>
          </table:table-cell>
          <table:table-cell office:value-type="float" office:value="4430.0">
            <text:p>4430.0</text:p>
          </table:table-cell>
          <table:table-cell office:value-type="float" office:value="40.0">
            <text:p>4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995">
            <text:p>-7.995</text:p>
          </table:table-cell>
          <table:table-cell office:value-type="float" office:value="0.4672">
            <text:p>0.4672</text:p>
          </table:table-cell>
          <table:table-cell office:value-type="float" office:value="0.4672">
            <text:p>0.4672</text:p>
          </table:table-cell>
          <table:table-cell office:value-type="string" office:value="vandePlassche1990,EngelhartHorton2012">
            <text:p>vandePlassche1990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5">
            <text:p>B-2665</text:p>
          </table:table-cell>
          <table:table-cell office:value-type="float" office:value="37.43">
            <text:p>37.43</text:p>
          </table:table-cell>
          <table:table-cell office:value-type="float" office:value="-75.76">
            <text:p>-75.76</text:p>
          </table:table-cell>
          <table:table-cell office:value-type="float" office:value="890.0">
            <text:p>890.0</text:p>
          </table:table-cell>
          <table:table-cell office:value-type="float" office:value="50.0">
            <text:p>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.4015">
            <text:p>-1.40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4">
            <text:p>OS-70464</text:p>
          </table:table-cell>
          <table:table-cell office:value-type="float" office:value="37.287">
            <text:p>37.287</text:p>
          </table:table-cell>
          <table:table-cell office:value-type="float" office:value="-75.917">
            <text:p>-75.917</text:p>
          </table:table-cell>
          <table:table-cell office:value-type="float" office:value="1461.0">
            <text:p>1461.0</text:p>
          </table:table-cell>
          <table:table-cell office:value-type="float" office:value="31.0">
            <text:p>31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45">
            <text:p>-1.34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5">
            <text:p>OS-70465</text:p>
          </table:table-cell>
          <table:table-cell office:value-type="float" office:value="37.145">
            <text:p>37.145</text:p>
          </table:table-cell>
          <table:table-cell office:value-type="float" office:value="-75.946">
            <text:p>-75.946</text:p>
          </table:table-cell>
          <table:table-cell office:value-type="float" office:value="2213.0">
            <text:p>2213.0</text:p>
          </table:table-cell>
          <table:table-cell office:value-type="float" office:value="18.0">
            <text:p>18.0</text:p>
          </table:table-cell>
          <table:table-cell office:value-type="string" office:value="Seed in salt peat">
            <text:p>Seed in 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85">
            <text:p>-2.68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6">
            <text:p>OS-70466</text:p>
          </table:table-cell>
          <table:table-cell office:value-type="float" office:value="37.145">
            <text:p>37.145</text:p>
          </table:table-cell>
          <table:table-cell office:value-type="float" office:value="-75.946">
            <text:p>-75.946</text:p>
          </table:table-cell>
          <table:table-cell office:value-type="float" office:value="1598.0">
            <text:p>1598.0</text:p>
          </table:table-cell>
          <table:table-cell office:value-type="float" office:value="14.0">
            <text:p>14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45">
            <text:p>-2.14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7">
            <text:p>OS-70467</text:p>
          </table:table-cell>
          <table:table-cell office:value-type="float" office:value="37.396">
            <text:p>37.396</text:p>
          </table:table-cell>
          <table:table-cell office:value-type="float" office:value="-75.867">
            <text:p>-75.867</text:p>
          </table:table-cell>
          <table:table-cell office:value-type="float" office:value="1537.0">
            <text:p>1537.0</text:p>
          </table:table-cell>
          <table:table-cell office:value-type="float" office:value="23.0">
            <text:p>2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15">
            <text:p>-1.61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3">
            <text:p>B-2663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1180.0">
            <text:p>118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4416">
            <text:p>0.4416</text:p>
          </table:table-cell>
          <table:table-cell office:value-type="float" office:value="0.4416">
            <text:p>0.4416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W-4787">
            <text:p>W-4787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2900.0">
            <text:p>2900.0</text:p>
          </table:table-cell>
          <table:table-cell office:value-type="float" office:value="110.0">
            <text:p>11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5.1615">
            <text:p>-5.16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2">
            <text:p>B-2662</text:p>
          </table:table-cell>
          <table:table-cell office:value-type="float" office:value="37.81">
            <text:p>37.81</text:p>
          </table:table-cell>
          <table:table-cell office:value-type="float" office:value="-75.52">
            <text:p>-75.52</text:p>
          </table:table-cell>
          <table:table-cell office:value-type="float" office:value="3580.0">
            <text:p>3580.0</text:p>
          </table:table-cell>
          <table:table-cell office:value-type="float" office:value="60.0">
            <text:p>60.0</text:p>
          </table:table-cell>
          <table:table-cell office:value-type="string" office:value="Juncus peat">
            <text:p>Junc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25">
            <text:p>-5.825</text:p>
          </table:table-cell>
          <table:table-cell office:value-type="float" office:value="0.4663">
            <text:p>0.4663</text:p>
          </table:table-cell>
          <table:table-cell office:value-type="float" office:value="0.4663">
            <text:p>0.4663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48">
            <text:p>B-1948</text:p>
          </table:table-cell>
          <table:table-cell office:value-type="float" office:value="37.15">
            <text:p>37.15</text:p>
          </table:table-cell>
          <table:table-cell office:value-type="float" office:value="-75.9">
            <text:p>-75.9</text:p>
          </table:table-cell>
          <table:table-cell office:value-type="float" office:value="1430.0">
            <text:p>1430.0</text:p>
          </table:table-cell>
          <table:table-cell office:value-type="float" office:value="80.0">
            <text:p>8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25">
            <text:p>-1.02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7">
            <text:p>B-1957</text:p>
          </table:table-cell>
          <table:table-cell office:value-type="float" office:value="37.35">
            <text:p>37.35</text:p>
          </table:table-cell>
          <table:table-cell office:value-type="float" office:value="-75.81">
            <text:p>-75.81</text:p>
          </table:table-cell>
          <table:table-cell office:value-type="float" office:value="890.0">
            <text:p>890.0</text:p>
          </table:table-cell>
          <table:table-cell office:value-type="float" office:value="60.0">
            <text:p>6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.9915">
            <text:p>-1.99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3">
            <text:p>ML-193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3160.0">
            <text:p>3160.0</text:p>
          </table:table-cell>
          <table:table-cell office:value-type="float" office:value="195.0">
            <text:p>19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292">
            <text:p>-3.7292</text:p>
          </table:table-cell>
          <table:table-cell office:value-type="float" office:value="0.5408">
            <text:p>0.5408</text:p>
          </table:table-cell>
          <table:table-cell office:value-type="float" office:value="0.5408">
            <text:p>0.5408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3">
            <text:p>ML-193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3390.0">
            <text:p>3390.0</text:p>
          </table:table-cell>
          <table:table-cell office:value-type="float" office:value="75.0">
            <text:p>7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292">
            <text:p>-3.7292</text:p>
          </table:table-cell>
          <table:table-cell office:value-type="float" office:value="0.5408">
            <text:p>0.5408</text:p>
          </table:table-cell>
          <table:table-cell office:value-type="float" office:value="0.5408">
            <text:p>0.5408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2">
            <text:p>ML-192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5120.0">
            <text:p>5120.0</text:p>
          </table:table-cell>
          <table:table-cell office:value-type="float" office:value="145.0">
            <text:p>14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1676">
            <text:p>-5.1676</text:p>
          </table:table-cell>
          <table:table-cell office:value-type="float" office:value="0.5324">
            <text:p>0.5324</text:p>
          </table:table-cell>
          <table:table-cell office:value-type="float" office:value="0.5324">
            <text:p>0.5324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4">
            <text:p>ML-194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4350.0">
            <text:p>4350.0</text:p>
          </table:table-cell>
          <table:table-cell office:value-type="float" office:value="75.0">
            <text:p>7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6.2551">
            <text:p>-6.2551</text:p>
          </table:table-cell>
          <table:table-cell office:value-type="float" office:value="0.5349">
            <text:p>0.5349</text:p>
          </table:table-cell>
          <table:table-cell office:value-type="float" office:value="0.5349">
            <text:p>0.5349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w-1">
            <text:p>qw-1</text:p>
          </table:table-cell>
          <table:table-cell office:value-type="float" office:value="37.162">
            <text:p>37.162</text:p>
          </table:table-cell>
          <table:table-cell office:value-type="float" office:value="-75.98">
            <text:p>-75.98</text:p>
          </table:table-cell>
          <table:table-cell office:value-type="float" office:value="46900.0">
            <text:p>46900.0</text:p>
          </table:table-cell>
          <table:table-cell office:value-type="float" office:value="6900.0">
            <text:p>69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9">
            <text:p>1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5">
            <text:p>B-1955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1380.0">
            <text:p>1380.0</text:p>
          </table:table-cell>
          <table:table-cell office:value-type="float" office:value="90.0">
            <text:p>9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.6615">
            <text:p>-1.66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1">
            <text:p>ML-191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2550.0">
            <text:p>2550.0</text:p>
          </table:table-cell>
          <table:table-cell office:value-type="float" office:value="70.0">
            <text:p>7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9161">
            <text:p>-1.9161</text:p>
          </table:table-cell>
          <table:table-cell office:value-type="float" office:value="0.5339">
            <text:p>0.5339</text:p>
          </table:table-cell>
          <table:table-cell office:value-type="float" office:value="0.5339">
            <text:p>0.5339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nb-2">
            <text:p>qnb-2</text:p>
          </table:table-cell>
          <table:table-cell office:value-type="float" office:value="37.195">
            <text:p>37.195</text:p>
          </table:table-cell>
          <table:table-cell office:value-type="float" office:value="-76.005">
            <text:p>-76.005</text:p>
          </table:table-cell>
          <table:table-cell office:value-type="float" office:value="69700.0">
            <text:p>69700.0</text:p>
          </table:table-cell>
          <table:table-cell office:value-type="float" office:value="8400.0">
            <text:p>84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25">
            <text:p>3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nb-1">
            <text:p>qnb-1</text:p>
          </table:table-cell>
          <table:table-cell office:value-type="float" office:value="37.195">
            <text:p>37.195</text:p>
          </table:table-cell>
          <table:table-cell office:value-type="float" office:value="-76.005">
            <text:p>-76.005</text:p>
          </table:table-cell>
          <table:table-cell office:value-type="float" office:value="69300.0">
            <text:p>69300.0</text:p>
          </table:table-cell>
          <table:table-cell office:value-type="float" office:value="7600.0">
            <text:p>76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25">
            <text:p>3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U-series">
            <text:p>U-series</text:p>
          </table:table-cell>
          <table:table-cell office:value-type="string" office:value="c-1">
            <text:p>c-1</text:p>
          </table:table-cell>
          <table:table-cell office:value-type="float" office:value="36.975">
            <text:p>36.975</text:p>
          </table:table-cell>
          <table:table-cell office:value-type="float" office:value="-76.172">
            <text:p>-76.172</text:p>
          </table:table-cell>
          <table:table-cell office:value-type="float" office:value="62000.0">
            <text:p>62000.0</text:p>
          </table:table-cell>
          <table:table-cell office:value-type="float" office:value="2000.0">
            <text:p>2000.0</text:p>
          </table:table-cell>
          <table:table-cell office:value-type="string" office:value="Astrangia">
            <text:p>Astrangia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.8">
            <text:p>-2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ixonEtal1982,EngelhartHorton2012">
            <text:p>MixonEtal1982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1">
            <text:p>B-1951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1660.0">
            <text:p>1660.0</text:p>
          </table:table-cell>
          <table:table-cell office:value-type="float" office:value="70.0">
            <text:p>7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8">
            <text:p>-1.88</text:p>
          </table:table-cell>
          <table:table-cell office:value-type="float" office:value="0.4419">
            <text:p>0.4419</text:p>
          </table:table-cell>
          <table:table-cell office:value-type="float" office:value="0.4419">
            <text:p>0.4419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0">
            <text:p>B-1950</text:p>
          </table:table-cell>
          <table:table-cell office:value-type="float" office:value="37.15">
            <text:p>37.15</text:p>
          </table:table-cell>
          <table:table-cell office:value-type="float" office:value="-75.9">
            <text:p>-75.9</text:p>
          </table:table-cell>
          <table:table-cell office:value-type="float" office:value="1740.0">
            <text:p>174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005">
            <text:p>0.1005</text:p>
          </table:table-cell>
          <table:table-cell office:value-type="float" office:value="0.1005">
            <text:p>0.1005</text:p>
          </table:table-cell>
          <table:table-cell office:value-type="float" office:value="0.1005">
            <text:p>0.100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ts-1">
            <text:p>qts-1</text:p>
          </table:table-cell>
          <table:table-cell office:value-type="float" office:value="36.895">
            <text:p>36.895</text:p>
          </table:table-cell>
          <table:table-cell office:value-type="float" office:value="-76.515">
            <text:p>-76.515</text:p>
          </table:table-cell>
          <table:table-cell office:value-type="float" office:value="49700.0">
            <text:p>49700.0</text:p>
          </table:table-cell>
          <table:table-cell office:value-type="float" office:value="5900.0">
            <text:p>59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1">
            <text:p>5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